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Text_20_body">
      <style:text-properties officeooo:paragraph-rsid="001aab45"/>
    </style:style>
    <style:style style:name="P3" style:family="paragraph" style:parent-style-name="Header">
      <style:text-properties officeooo:rsid="001e3833" officeooo:paragraph-rsid="001e3833"/>
    </style:style>
    <style:style style:name="P4" style:family="paragraph" style:parent-style-name="Heading_20_3">
      <style:text-properties officeooo:rsid="001aab45" officeooo:paragraph-rsid="001aab45"/>
    </style:style>
    <style:style style:name="P5" style:family="paragraph" style:parent-style-name="Text_20_body">
      <style:text-properties officeooo:paragraph-rsid="001aab45"/>
    </style:style>
    <style:style style:name="P6" style:family="paragraph" style:parent-style-name="Text_20_body">
      <style:text-properties officeooo:rsid="001f25ab" officeooo:paragraph-rsid="001f25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Vocab: </text:h>
      <text:p text:style-name="P2"/>
      <text:p text:style-name="P2"/>
      <text:p text:style-name="P2"/>
      <text:p text:style-name="P2"/>
      <text:p text:style-name="P2"/>
      <text:h text:style-name="P4" text:outline-level="3">Notes:</text:h>
      <text:p text:style-name="P2"/>
      <text:p text:style-name="P6">Cuaderuo de poesia negra, 1934</text:p>
      <text:p text:style-name="P6">Mapa de la porsia negra, 194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e3833" officeooo:paragraph-rsid="001e383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10-20T15:11:30.086435596" text:fixed="true">10/20/21</text:date></text:p>
        <text:p text:style-name="MP2">AFRCNA 201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5:11:30.650052636</meta:creation-date>
    <dc:title>Class Notes</dc:title>
    <meta:editing-duration>PT3M26S</meta:editing-duration>
    <meta:editing-cycles>3</meta:editing-cycles>
    <meta:generator>LibreOffice/7.2.1.2$Linux_X86_64 LibreOffice_project/20$Build-2</meta:generator>
    <dc:date>2021-10-20T16:15:07.225671358</dc:date>
    <meta:document-statistic meta:table-count="0" meta:image-count="0" meta:object-count="0" meta:page-count="1" meta:paragraph-count="7" meta:word-count="18" meta:character-count="103" meta:non-whitespace-character-count="91"/>
    <meta:template xlink:type="simple" xlink:actuate="onRequest" xlink:title="Class Notes" xlink:href="../../../../../../Templates/Class%20Notes.ott" meta:date="2021-10-20T15:11:30.086301230"/>
  </office:meta>
</office:document-meta>
</file>